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691" officeooo:paragraph-rsid="001ce594"/>
    </style:style>
    <style:style style:name="P2" style:family="paragraph" style:parent-style-name="Standard">
      <style:text-properties officeooo:rsid="001a28a5" officeooo:paragraph-rsid="001ce594"/>
    </style:style>
    <style:style style:name="P3" style:family="paragraph" style:parent-style-name="Standard">
      <style:text-properties officeooo:rsid="001d7399" officeooo:paragraph-rsid="001ce594"/>
    </style:style>
    <style:style style:name="P4" style:family="paragraph" style:parent-style-name="Standard">
      <style:text-properties fo:color="#00a933" fo:font-size="18pt" officeooo:rsid="00248ef5" officeooo:paragraph-rsid="001ce594" style:font-size-asian="18pt" style:font-size-complex="18pt"/>
    </style:style>
    <style:style style:name="P5" style:family="paragraph" style:parent-style-name="Standard">
      <style:text-properties fo:color="#00a933" fo:font-size="18pt" officeooo:rsid="001d04aa" officeooo:paragraph-rsid="001d04aa" style:font-size-asian="18pt" style:font-size-complex="18pt"/>
    </style:style>
    <style:style style:name="P6" style:family="paragraph" style:parent-style-name="Standard">
      <style:text-properties fo:color="#00a933" fo:font-size="18pt" officeooo:rsid="00210ba8" officeooo:paragraph-rsid="00210ba8" style:font-size-asian="18pt" style:font-size-complex="18pt"/>
    </style:style>
    <style:style style:name="P7" style:family="paragraph" style:parent-style-name="Standard">
      <style:text-properties fo:color="#00a933" fo:font-size="18pt" officeooo:rsid="0025dc26" officeooo:paragraph-rsid="0025dc26" style:font-size-asian="18pt" style:font-size-complex="18pt"/>
    </style:style>
    <style:style style:name="P8" style:family="paragraph" style:parent-style-name="Standard">
      <style:text-properties fo:color="#00a933" fo:font-size="18pt" officeooo:rsid="002b3c08" officeooo:paragraph-rsid="002b3c08" style:font-size-asian="18pt" style:font-size-complex="18pt"/>
    </style:style>
    <style:style style:name="P9" style:family="paragraph" style:parent-style-name="Standard">
      <style:text-properties fo:color="#00a933" fo:font-size="18pt" officeooo:rsid="00383cc8" officeooo:paragraph-rsid="00383cc8" style:font-size-asian="18pt" style:font-size-complex="18pt"/>
    </style:style>
    <style:style style:name="P10" style:family="paragraph" style:parent-style-name="Standard">
      <style:text-properties officeooo:rsid="00248ef5" officeooo:paragraph-rsid="001ce594"/>
    </style:style>
    <style:style style:name="P11" style:family="paragraph" style:parent-style-name="Standard">
      <style:text-properties fo:color="#00d1ff" officeooo:paragraph-rsid="001ce594"/>
    </style:style>
    <style:style style:name="P12" style:family="paragraph" style:parent-style-name="Standard">
      <style:text-properties officeooo:rsid="0025bd86" officeooo:paragraph-rsid="001ce594"/>
    </style:style>
    <style:style style:name="P13" style:family="paragraph" style:parent-style-name="Standard">
      <style:text-properties officeooo:rsid="0025bd86" officeooo:paragraph-rsid="001d04aa"/>
    </style:style>
    <style:style style:name="P14" style:family="paragraph" style:parent-style-name="Standard">
      <style:text-properties officeooo:rsid="0025bd86" officeooo:paragraph-rsid="001ec705"/>
    </style:style>
    <style:style style:name="P15" style:family="paragraph" style:parent-style-name="Standard">
      <style:text-properties officeooo:paragraph-rsid="001ce594"/>
    </style:style>
    <style:style style:name="P16" style:family="paragraph" style:parent-style-name="Standard">
      <style:text-properties style:text-underline-style="none" officeooo:rsid="001d04aa" officeooo:paragraph-rsid="001d04aa"/>
    </style:style>
    <style:style style:name="P17" style:family="paragraph" style:parent-style-name="Standard">
      <style:text-properties officeooo:rsid="00210ba8" officeooo:paragraph-rsid="00210ba8"/>
    </style:style>
    <style:style style:name="P18" style:family="paragraph" style:parent-style-name="Standard">
      <style:text-properties officeooo:rsid="00210ba8" officeooo:paragraph-rsid="002218f0"/>
    </style:style>
    <style:style style:name="P19" style:family="paragraph" style:parent-style-name="Standard">
      <style:text-properties officeooo:rsid="00210ba8" officeooo:paragraph-rsid="002698b2"/>
    </style:style>
    <style:style style:name="P20" style:family="paragraph" style:parent-style-name="Standard">
      <style:text-properties officeooo:rsid="0024b93f" officeooo:paragraph-rsid="0024b93f"/>
    </style:style>
    <style:style style:name="P21" style:family="paragraph" style:parent-style-name="Standard">
      <style:text-properties officeooo:rsid="0024b93f" officeooo:paragraph-rsid="002698b2"/>
    </style:style>
    <style:style style:name="P22" style:family="paragraph" style:parent-style-name="Standard">
      <style:text-properties officeooo:rsid="0025dc26" officeooo:paragraph-rsid="0025dc26"/>
    </style:style>
    <style:style style:name="P23" style:family="paragraph" style:parent-style-name="Standard">
      <style:text-properties officeooo:rsid="0025dc26" officeooo:paragraph-rsid="002698b2"/>
    </style:style>
    <style:style style:name="P24" style:family="paragraph" style:parent-style-name="Standard">
      <style:text-properties officeooo:rsid="002698b2" officeooo:paragraph-rsid="002698b2"/>
    </style:style>
    <style:style style:name="P25" style:family="paragraph" style:parent-style-name="Standard">
      <style:text-properties officeooo:rsid="0027dcc0" officeooo:paragraph-rsid="0027dcc0"/>
    </style:style>
    <style:style style:name="P26" style:family="paragraph" style:parent-style-name="Standard">
      <style:text-properties officeooo:rsid="0029d102" officeooo:paragraph-rsid="0029d102"/>
    </style:style>
    <style:style style:name="P27" style:family="paragraph" style:parent-style-name="Standard">
      <style:text-properties officeooo:rsid="002b3c08" officeooo:paragraph-rsid="002b3c08"/>
    </style:style>
    <style:style style:name="P28" style:family="paragraph" style:parent-style-name="Standard">
      <style:text-properties officeooo:rsid="002b3c08" officeooo:paragraph-rsid="002c4b25"/>
    </style:style>
    <style:style style:name="P29" style:family="paragraph" style:parent-style-name="Standard">
      <style:text-properties fo:color="#000000" fo:font-style="normal" fo:font-weight="normal" officeooo:rsid="002c4b25" officeooo:paragraph-rsid="002c4b25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ize="12pt" fo:font-style="normal" fo:font-weight="normal" officeooo:rsid="001a28a5" officeooo:paragraph-rsid="002c4b2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fo:font-size="12pt" fo:font-style="normal" fo:font-weight="normal" officeooo:rsid="002e0ae7" officeooo:paragraph-rsid="002c4b2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fo:font-style="normal" fo:font-weight="normal" officeooo:rsid="002c4b25" officeooo:paragraph-rsid="002c4b2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officeooo:paragraph-rsid="00383cc8"/>
    </style:style>
    <style:style style:name="P34" style:family="paragraph" style:parent-style-name="Standard">
      <style:text-properties officeooo:rsid="0029d102" officeooo:paragraph-rsid="0029d102"/>
    </style:style>
    <style:style style:name="P35" style:family="paragraph" style:parent-style-name="Standard">
      <style:text-properties officeooo:rsid="0029d102" officeooo:paragraph-rsid="003f5f79"/>
    </style:style>
    <style:style style:name="T1" style:family="text">
      <style:text-properties fo:color="#00a933" fo:font-size="28pt" fo:font-style="italic" fo:font-weight="bold" officeooo:rsid="00155691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00a933" fo:font-size="28pt" fo:font-style="italic" fo:font-weight="bold" officeooo:rsid="001a28a5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00a933" fo:font-size="28pt" fo:font-style="italic" fo:font-weight="bold" officeooo:rsid="002c4b25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a933" fo:font-size="18pt" style:font-size-asian="18pt" style:font-size-complex="18pt"/>
    </style:style>
    <style:style style:name="T5" style:family="text">
      <style:text-properties officeooo:rsid="001a28a5"/>
    </style:style>
    <style:style style:name="T6" style:family="text">
      <style:text-properties officeooo:rsid="001c0088"/>
    </style:style>
    <style:style style:name="T7" style:family="text">
      <style:text-properties officeooo:rsid="00172984"/>
    </style:style>
    <style:style style:name="T8" style:family="text">
      <style:text-properties officeooo:rsid="0020010a"/>
    </style:style>
    <style:style style:name="T9" style:family="text">
      <style:text-properties fo:color="#00d1ff"/>
    </style:style>
    <style:style style:name="T10" style:family="text">
      <style:text-properties fo:color="#00d1ff" officeooo:rsid="00210512"/>
    </style:style>
    <style:style style:name="T11" style:family="text">
      <style:text-properties fo:color="#00d1ff" officeooo:rsid="0022ffe0"/>
    </style:style>
    <style:style style:name="T12" style:family="text">
      <style:text-properties officeooo:rsid="0022ffe0"/>
    </style:style>
    <style:style style:name="T13" style:family="text">
      <style:text-properties officeooo:rsid="00210512"/>
    </style:style>
    <style:style style:name="T14" style:family="text">
      <style:text-properties officeooo:rsid="001d7399"/>
    </style:style>
    <style:style style:name="T15" style:family="text">
      <style:text-properties officeooo:rsid="00248ef5"/>
    </style:style>
    <style:style style:name="T16" style:family="text">
      <style:text-properties officeooo:rsid="001ce594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d04aa"/>
    </style:style>
    <style:style style:name="T19" style:family="text">
      <style:text-properties officeooo:rsid="001d04aa"/>
    </style:style>
    <style:style style:name="T20" style:family="text">
      <style:text-properties officeooo:rsid="001ec705"/>
    </style:style>
    <style:style style:name="T21" style:family="text">
      <style:text-properties officeooo:rsid="001fe279"/>
    </style:style>
    <style:style style:name="T22" style:family="text">
      <style:text-properties officeooo:rsid="00210ba8"/>
    </style:style>
    <style:style style:name="T23" style:family="text">
      <style:text-properties officeooo:rsid="002218f0"/>
    </style:style>
    <style:style style:name="T24" style:family="text">
      <style:text-properties officeooo:rsid="0023581f"/>
    </style:style>
    <style:style style:name="T25" style:family="text">
      <style:text-properties officeooo:rsid="0024b93f"/>
    </style:style>
    <style:style style:name="T26" style:family="text">
      <style:text-properties officeooo:rsid="002698b2"/>
    </style:style>
    <style:style style:name="T27" style:family="text">
      <style:text-properties officeooo:rsid="0029d102"/>
    </style:style>
    <style:style style:name="T28" style:family="text">
      <style:text-properties fo:font-size="12pt" officeooo:rsid="001a28a5" style:font-size-asian="10.5pt" style:font-size-complex="12pt"/>
    </style:style>
    <style:style style:name="T29" style:family="text">
      <style:text-properties fo:font-size="12pt" officeooo:rsid="002e0ae7" style:font-size-asian="10.5pt" style:font-size-complex="12pt"/>
    </style:style>
    <style:style style:name="T30" style:family="text">
      <style:text-properties officeooo:rsid="00383cc8"/>
    </style:style>
    <style:style style:name="T31" style:family="text">
      <style:text-properties officeooo:rsid="002b3c08"/>
    </style:style>
    <style:style style:name="T32" style:family="text">
      <style:text-properties officeooo:rsid="003ae77a"/>
    </style:style>
    <style:style style:name="T33" style:family="text">
      <style:text-properties officeooo:rsid="003cd2c9"/>
    </style:style>
    <style:style style:name="T34" style:family="text">
      <style:text-properties officeooo:rsid="003ed975"/>
    </style:style>
    <style:style style:name="T35" style:family="text">
      <style:text-properties officeooo:rsid="003f5f79"/>
    </style:style>
    <style:style style:name="T36" style:family="text">
      <style:text-properties officeooo:rsid="003f7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LOW </text:span><text:span text:style-name="T3">Step</text:span><text:span text:style-name="T1"> </text:span><text:span text:style-name="T2">(Step I)</text:span></text:p>
      <text:p text:style-name="P1"><text:span text:style-name="T6">Mode (1):</text:span><text:tab/></text:p>
      <text:p text:style-name="P1"><text:tab/>_ <text:span text:style-name="T7">Position</text:span></text:p>
      <text:p text:style-name="P1"><text:tab/>_ <text:span text:style-name="T7">Sound</text:span></text:p>
      <text:p text:style-name="P1"><text:tab/>_ <text:span text:style-name="T7">Footprint</text:span></text:p>
      <text:p text:style-name="P1"><text:tab/>_ <text:span text:style-name="T7">Marker</text:span></text:p>
      <text:p text:style-name="P1"><text:tab/>_ <text:span text:style-name="T7">GPIO</text:span></text:p>
      <text:p text:style-name="P1"><text:tab/>_ <text:span text:style-name="T7">GPIO module</text:span></text:p>
      <text:p text:style-name="P1"><text:tab/>_ <text:span text:style-name="T7">Variable</text:span></text:p>
      <text:p text:style-name="P1"><text:tab/>_ <text:span text:style-name="T7">Sleep</text:span></text:p>
      <text:p text:style-name="P1"><text:tab/>_ <text:span text:style-name="T30">Break</text:span></text:p>
      <text:p text:style-name="P1"><text:tab/></text:p>
      <text:p text:style-name="P2">ex: (name:__|time_out:__|mode:__|data:__)</text:p>
      <text:p text:style-name="P2"/>
      <text:p text:style-name="P2">Name → name step</text:p>
      <text:p text:style-name="P2">time_out → set time out for step if set -1 while infinity</text:p>
      <text:p text:style-name="P1"><text:span text:style-name="T5">mode → there are 8 mode </text:span><text:span text:style-name="T6">(1),</text:span></text:p>
      <text:p text:style-name="P1">data →<text:span text:style-name="T6"> data to action step. With each mode will have data specific for them.</text:span></text:p>
      <text:p text:style-name="P1"/>
      <text:p text:style-name="P3"><text:span text:style-name="T4">Position</text:span> </text:p>
      <text:p text:style-name="P3"><text:tab/>_<text:span text:style-name="T8">x</text:span></text:p>
      <text:p text:style-name="P3"><text:tab/>_y</text:p>
      <text:p text:style-name="P3"><text:tab/>_<text:span text:style-name="T8">z</text:span></text:p>
      <text:p text:style-name="P3"><text:tab/>_w</text:p>
      <text:p text:style-name="P3"><text:tab/>_<text:span text:style-name="T8">mode:</text:span></text:p>
      <text:p text:style-name="P3">ex: </text:p>
      <text:p text:style-name="P3"><text:span text:style-name="T9">(name:A|time_out:-1|mode:position|</text:span><text:a xlink:type="simple" xlink:href="data:x~=0~~y=0~~z=0~~w=1~~mode=normal" text:style-name="Internet_20_link" text:visited-style-name="Visited_20_Internet_20_Link">data: x~=</text:a><text:a xlink:type="simple" xlink:href="data:x~=0~~y=0~~z=0~~w=1~~mode=normal" text:style-name="Internet_20_link" text:visited-style-name="Visited_20_Internet_20_Link"><text:span text:style-name="T10">0</text:span></text:a><text:a xlink:type="simple" xlink:href="data:x~=0~~y=0~~z=0~~w=1~~mode=normal" text:style-name="Internet_20_link" text:visited-style-name="Visited_20_Internet_20_Link"><text:span text:style-name="T9">~~y=</text:span></text:a><text:a xlink:type="simple" xlink:href="data:x~=0~~y=0~~z=0~~w=1~~mode=normal" text:style-name="Internet_20_link" text:visited-style-name="Visited_20_Internet_20_Link"><text:span text:style-name="T10">0</text:span></text:a><text:a xlink:type="simple" xlink:href="data:x~=0~~y=0~~z=0~~w=1~~mode=normal" text:style-name="Internet_20_link" text:visited-style-name="Visited_20_Internet_20_Link"><text:span text:style-name="T9">~~z=</text:span></text:a><text:a xlink:type="simple" xlink:href="data:x~=0~~y=0~~z=0~~w=1~~mode=normal" text:style-name="Internet_20_link" text:visited-style-name="Visited_20_Internet_20_Link"><text:span text:style-name="T10">0~~w=1~</text:span></text:a><text:a xlink:type="simple" xlink:href="data:x~=0~~y=0~~z=0~~w=1~~mode=normal" text:style-name="Internet_20_link" text:visited-style-name="Visited_20_Internet_20_Link">~mode=normal</text:a><text:span text:style-name="T11">~)</text:span></text:p>
      <text:p text:style-name="P3"><text:tab/><text:span text:style-name="T12">name:A → step I name is A</text:span></text:p>
      <text:p text:style-name="P3"><text:tab/><text:span text:style-name="T12">time_out:-1 → step I while wait until finish not have timeout </text:span></text:p>
      <text:p text:style-name="P3"><text:tab/><text:span text:style-name="T12">mode:position → step I have mode position.</text:span></text:p>
      <text:p text:style-name="P3"><text:tab/><text:a xlink:type="simple" xlink:href="data:x~=0~~y=0~~z=0~~w=1~~mode=normal" text:style-name="Internet_20_link" text:visited-style-name="Visited_20_Internet_20_Link">data: x~=</text:a><text:a xlink:type="simple" xlink:href="data:x~=0~~y=0~~z=0~~w=1~~mode=normal" text:style-name="Internet_20_link" text:visited-style-name="Visited_20_Internet_20_Link"><text:span text:style-name="T13">0</text:span></text:a><text:a xlink:type="simple" xlink:href="data:x~=0~~y=0~~z=0~~w=1~~mode=normal" text:style-name="Internet_20_link" text:visited-style-name="Visited_20_Internet_20_Link">~~y=</text:a><text:a xlink:type="simple" xlink:href="data:x~=0~~y=0~~z=0~~w=1~~mode=normal" text:style-name="Internet_20_link" text:visited-style-name="Visited_20_Internet_20_Link"><text:span text:style-name="T13">0</text:span></text:a><text:a xlink:type="simple" xlink:href="data:x~=0~~y=0~~z=0~~w=1~~mode=normal" text:style-name="Internet_20_link" text:visited-style-name="Visited_20_Internet_20_Link">~~z=</text:a><text:a xlink:type="simple" xlink:href="data:x~=0~~y=0~~z=0~~w=1~~mode=normal" text:style-name="Internet_20_link" text:visited-style-name="Visited_20_Internet_20_Link"><text:span text:style-name="T13">0~~w=1~</text:span></text:a><text:a xlink:type="simple" xlink:href="data:x~=0~~y=0~~z=0~~w=1~~mode=normal" text:style-name="Internet_20_link" text:visited-style-name="Visited_20_Internet_20_Link"><text:span text:style-name="T12">~mode=normal</text:span></text:a><text:span text:style-name="T12">~ → data for position mode. X,Y,Z,W target goal for robot. mode is mode operating in position. Mode: (normal/line_follow)</text:span></text:p>
      <text:p text:style-name="P3"/>
      <text:p text:style-name="P4">Sound</text:p>
      <text:p text:style-name="P10"><text:tab/>_music_start</text:p>
      <text:p text:style-name="P10"><text:tab/>_music_mode</text:p>
      <text:p text:style-name="P10">ex:</text:p>
      <text:p text:style-name="P11"><text:span text:style-name="T14">(name:A|time_out:-1|mode:</text:span><text:span text:style-name="T15">sound</text:span><text:span text:style-name="T14">|data:</text:span><text:span text:style-name="T15">~music_start=1~~music_mode=1~</text:span><text:span text:style-name="T12">)</text:span></text:p>
      <text:p text:style-name="P3"><text:tab/><text:span text:style-name="T12">name:A → step I name is A</text:span></text:p>
      <text:p text:style-name="P3"><text:tab/><text:span text:style-name="T12">time_out:-1 → step I while wait until finish not have timeout </text:span></text:p>
      <text:p text:style-name="P15"><text:span text:style-name="T15"><text:tab/></text:span><text:span text:style-name="T12">mode:</text:span><text:span text:style-name="T15">sound</text:span><text:span text:style-name="T12"> → step I have mode sound.</text:span></text:p>
      <text:p text:style-name="P15"><text:tab/><text:a xlink:type="simple" xlink:href="data:~music_start=1~~music_mode=1" text:style-name="Internet_20_link" text:visited-style-name="Visited_20_Internet_20_Link"><text:span text:style-name="T14">data:</text:span></text:a><text:a xlink:type="simple" xlink:href="data:~music_start=1~~music_mode=1" text:style-name="Internet_20_link" text:visited-style-name="Visited_20_Internet_20_Link"><text:span text:style-name="T15">~music_start=1~~music_mode=1</text:span></text:a><text:span text:style-name="T15">~ → data for sound mode. music_start 0/1. If music_start=1 → robot while check music_mode=1/2/3/4 (basic/buzze1/buzze2/custom) to start sound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4">Footprint</text:span> </text:p>
      <text:p text:style-name="P12"><text:tab/>_x1</text:p>
      <text:p text:style-name="P12"><text:tab/>_y1</text:p>
      <text:p text:style-name="P12"><text:tab/>_x2</text:p>
      <text:p text:style-name="P12"><text:tab/>_y2</text:p>
      <text:p text:style-name="P12">ex:</text:p>
      <text:p text:style-name="P12">(name:Footprint_default|time_out:-1|mode:footprint|<text:a xlink:type="simple" xlink:href="data:~x1=-0.41~~y1=-0.345~~x2=0.41~~y2=0.345" text:style-name="Internet_20_link" text:visited-style-name="Visited_20_Internet_20_Link">d</text:a><text:a xlink:type="simple" xlink:href="data:~x1=-0.41~~y1=-0.345~~x2=0.41~~y2=0.345" text:style-name="Internet_20_link" text:visited-style-name="Visited_20_Internet_20_Link">ata:~x1=-0.41~~y1=-0.345~~x2=0.41~~y2=0.345</text:a>~)</text:p>
      <text:p text:style-name="P12"><text:s/><text:tab/><text:span text:style-name="T12">name: </text:span>Footprint_default<text:span text:style-name="T12"> → step I name is <text:s/></text:span>Footprint_default</text:p>
      <text:p text:style-name="P3"><text:tab/><text:span text:style-name="T12">time_out:-1 → step I while wait until finish not have timeout </text:span></text:p>
      <text:p text:style-name="P12"><text:span text:style-name="T15"><text:tab/></text:span><text:span text:style-name="T12">mode: </text:span>footprint<text:span text:style-name="T12"> → step I have mode </text:span>footpri<text:span text:style-name="T16">nt</text:span></text:p>
      <text:p text:style-name="P13"><text:tab/> <text:a xlink:type="simple" xlink:href="data:~x1=-0.41~~y1=-0.345~~x2=0.41~~y2=0.345" text:style-name="Internet_20_link" text:visited-style-name="Visited_20_Internet_20_Link">d</text:a><text:a xlink:type="simple" xlink:href="data:~x1=-0.41~~y1=-0.345~~x2=0.41~~y2=0.345" text:style-name="Internet_20_link" text:visited-style-name="Visited_20_Internet_20_Link">ata:~x1=-0.41~~y1=-0.345~~x2=0.41~~y2=0.345</text:a><text:span text:style-name="T17">-&gt; data </text:span><text:span text:style-name="T18">footprint x1 &lt;0 <text:s/>y1&lt;0 x2 &gt;0 y2&gt;0</text:span></text:p>
      <text:p text:style-name="P16">(0,0) is point center robot. X1,Y,1,X2,Y2 value for footprint set.</text:p>
      <text:p text:style-name="P16"/>
      <text:p text:style-name="P12"/>
      <text:p text:style-name="P5">Marker</text:p>
      <text:p text:style-name="P13"><text:tab/>_<text:span text:style-name="T19">marker_type</text:span></text:p>
      <text:p text:style-name="P13"><text:tab/>_<text:span text:style-name="T19">marker_dir</text:span></text:p>
      <text:p text:style-name="P13"><text:tab/>_off_<text:span text:style-name="T20">set_x1</text:span></text:p>
      <text:p text:style-name="P13"><text:tab/>_off_<text:span text:style-name="T20">set_y1</text:span></text:p>
      <text:p text:style-name="P13"><text:tab/>_off_<text:span text:style-name="T19">set_dis</text:span></text:p>
      <text:p text:style-name="P13"><text:tab/>_off_<text:span text:style-name="T19">set_angle</text:span></text:p>
      <text:p text:style-name="P13"><text:tab/>_<text:span text:style-name="T19">sx1</text:span></text:p>
      <text:p text:style-name="P13"><text:tab/>_<text:span text:style-name="T19">sx2</text:span></text:p>
      <text:p text:style-name="P13"><text:tab/>_<text:span text:style-name="T19">sy1</text:span></text:p>
      <text:p text:style-name="P13"><text:tab/>_<text:span text:style-name="T19">sy2</text:span></text:p>
      <text:p text:style-name="P13"/>
      <text:p text:style-name="P13">ex<text:span text:style-name="T20">1:</text:span></text:p>
      <text:p text:style-name="P14"><text:tab/>(name:D_Defaut_1p2|time_out:-1|mode:marker|data:~marker_type=none_marker_dis~~off_set_dis=1.2~~sx1=0.01~~sx2=0.15~~sy1=0~~sy2=0~)</text:p>
      <text:p text:style-name="P14"/>
      <text:p text:style-name="P14">ex2:</text:p>
      <text:p text:style-name="P14"><text:tab/>(name:Bar_Lift|time_out:-1|mode:marker|data:~marker_type=bar_marker~~marker_dir=front_ward~~off_set_x1=-0.5~~off_set_y1=0~~sx1=0.01~~sx2=0.01~~sy1=0.01~~sy2=0.01~<text:span text:style-name="T20">)</text:span></text:p>
      <text:p text:style-name="P13"/>
      <text:p text:style-name="P13"><text:tab/><text:span text:style-name="T20">sx1,sx2,sy1,sy2 safe from footprint robot have being set. marker_type (vl_marker/l_marker/bar_marker/none_marker_dis/none_marker_angle) chose mode for marker action. </text:span></text:p>
      <text:p text:style-name="P13"><text:tab/>ọther off set <text:span text:style-name="T21">see document marker.</text:span></text:p>
      <text:p text:style-name="P13"/>
      <text:p text:style-name="P6">GPIO</text:p>
      <text:p text:style-name="P17"><text:tab/>out_<text:span text:style-name="T23">set</text:span></text:p>
      <text:p text:style-name="P17"><text:tab/>out_<text:span text:style-name="T23">reset</text:span></text:p>
      <text:p text:style-name="P17"><text:tab/><text:span text:style-name="T23">not_set_out</text:span></text:p>
      <text:p text:style-name="P17"><text:tab/>in_on</text:p>
      <text:p text:style-name="P17"><text:tab/>in_off</text:p>
      <text:p text:style-name="P17"><text:tab/>in_<text:span text:style-name="T23">pullup</text:span></text:p>
      <text:p text:style-name="P17"><text:tab/>in_<text:span text:style-name="T23">pulldown</text:span></text:p>
      <text:p text:style-name="P17"/>
      <text:p text:style-name="P17"><text:soft-page-break/></text:p>
      <text:p text:style-name="P17">ex:</text:p>
      <text:p text:style-name="P17"><text:tab/>(name:A|time_out:-1|mode:gpio|<text:a xlink:type="simple" xlink:href="data:~not_set_out=1~~out_set=0" text:style-name="Internet_20_link" text:visited-style-name="Visited_20_Internet_20_Link">data:~</text:a><text:a xlink:type="simple" xlink:href="data:~not_set_out=1~~out_set=0" text:style-name="Internet_20_link" text:visited-style-name="Visited_20_Internet_20_Link"><text:span text:style-name="T23">not_set_out=1</text:span></text:a><text:a xlink:type="simple" xlink:href="data:~not_set_out=1~~out_set=0" text:style-name="Internet_20_link" text:visited-style-name="Visited_20_Internet_20_Link">~~out_set=0</text:a>~)</text:p>
      <text:p text:style-name="P18"><text:tab/>(name:<text:span text:style-name="T24">B</text:span>|time_out:-1|mode:gpio|<text:a xlink:type="simple" xlink:href="data:~not_set_out=1~~out_set=0" text:style-name="Internet_20_link" text:visited-style-name="Visited_20_Internet_20_Link">data:~</text:a><text:a xlink:type="simple" xlink:href="data:~not_set_out=1~~out_set=0" text:style-name="Internet_20_link" text:visited-style-name="Visited_20_Internet_20_Link"><text:span text:style-name="T23">not_set_out=1</text:span></text:a><text:a xlink:type="simple" xlink:href="data:~not_set_out=1~~out_set=0" text:style-name="Internet_20_link" text:visited-style-name="Visited_20_Internet_20_Link">~~out_set=0</text:a>~~in_on=<text:span text:style-name="T24">1,2,3,4</text:span>~)</text:p>
      <text:p text:style-name="P17"/>
      <text:p text:style-name="P21">Read and set gpio in robot <text:s/>device .not_set_out=1 while set output, if not_set_out=0 wait for output have been set, not publish topic to set out.</text:p>
      <text:p text:style-name="P20"/>
      <text:p text:style-name="P7">GPIO_module</text:p>
      <text:p text:style-name="P22"><text:tab/><text:span text:style-name="T26">string name_seri</text:span></text:p>
      <text:p text:style-name="P23"><text:tab/><text:span text:style-name="T22">out_</text:span><text:span text:style-name="T23">set</text:span></text:p>
      <text:p text:style-name="P19"><text:tab/>out_<text:span text:style-name="T23">reset</text:span></text:p>
      <text:p text:style-name="P19"><text:tab/><text:span text:style-name="T23">not_set_out</text:span></text:p>
      <text:p text:style-name="P19"><text:tab/>in_on</text:p>
      <text:p text:style-name="P19"><text:tab/>in_off</text:p>
      <text:p text:style-name="P19"><text:tab/>in_<text:span text:style-name="T23">pullup</text:span></text:p>
      <text:p text:style-name="P19"><text:tab/>in_<text:span text:style-name="T23">pulldown</text:span></text:p>
      <text:p text:style-name="P24">Read and set gpio out robot device.<text:span text:style-name="T25">not_set_out=1 while set output, if not_set_out=0 wait for output have been set, not publish topic to set out. </text:span>name_seri → chose device to read and set gpio.</text:p>
      <text:p text:style-name="P20"/>
      <text:p text:style-name="P25"><text:span text:style-name="T4">Variable</text:span> </text:p>
      <text:p text:style-name="P25"><text:tab/>command_action</text:p>
      <text:p text:style-name="P25"><text:tab/>name_variable</text:p>
      <text:p text:style-name="P25"><text:tab/>focus_value</text:p>
      <text:p text:style-name="P25">ex:</text:p>
      <text:p text:style-name="P25">(name:new_variable|time_out:-1|mode:variable|<text:a xlink:type="simple" xlink:href="data:~command_action=new~~name_variable=a~~focus_value=0" text:style-name="Internet_20_link" text:visited-style-name="Visited_20_Internet_20_Link">data:~command_action=new~~name_variable=a~~focus_value=0</text:a>~)</text:p>
      <text:p text:style-name="P25">ex2:</text:p>
      <text:p text:style-name="P25">(name:a_<text:span text:style-name="T27">1</text:span>|time_out:-1|mode:variable|<text:a xlink:type="simple" xlink:href="data:~command_action=equal~~name_variable=a~~focus_value=1" text:style-name="Internet_20_link" text:visited-style-name="Visited_20_Internet_20_Link">data:~command_action=equal~~name_variable=a~~focus_value=</text:a><text:a xlink:type="simple" xlink:href="data:~command_action=equal~~name_variable=a~~focus_value=1" text:style-name="Internet_20_link" text:visited-style-name="Visited_20_Internet_20_Link"><text:span text:style-name="T27">1</text:span></text:a>~)</text:p>
      <text:p text:style-name="P25"/>
      <text:p text:style-name="P25"><text:tab/><text:span text:style-name="T27">command_action→ action with varibale (=,&gt;,… see table).name_variable → what variable robot have to action. focus_value → value variable have to interact.</text:span></text:p>
      <text:p text:style-name="P25"/>
      <text:p text:style-name="P26">Talble:</text:p>
      <text:p text:style-name="P26"><text:tab/><text:span text:style-name="T32">new </text:span></text:p>
      <text:p text:style-name="P26"><text:tab/>equal (=)</text:p>
      <text:p text:style-name="P26"><text:tab/>equal_as(==)</text:p>
      <text:p text:style-name="P26"><text:tab/>equal_<text:span text:style-name="T32">not(!=)</text:span></text:p>
      <text:p text:style-name="P26"><text:tab/><text:span text:style-name="T32">smaller_as (&lt;)</text:span></text:p>
      <text:p text:style-name="P26"><text:tab/><text:span text:style-name="T32">smaller_equal_as (&lt;=)</text:span></text:p>
      <text:p text:style-name="P26"><text:tab/><text:span text:style-name="T32">bigger_as (&gt;)</text:span></text:p>
      <text:p text:style-name="P26"><text:tab/><text:span text:style-name="T32">bigger_equal_as(&gt;=)</text:span></text:p>
      <text:p text:style-name="P35"><text:tab/>equal_+ <text:s/>(a,<text:span text:style-name="T35">b a=a+b)</text:span></text:p>
      <text:p text:style-name="P35"><text:tab/>equal_- <text:s text:c="2"/>(a,<text:span text:style-name="T36">b a=a-b)</text:span></text:p>
      <text:p text:style-name="P26"><text:tab/><text:span text:style-name="T34">reset (not need name variable)</text:span></text:p>
      <text:p text:style-name="P26"><text:tab/>delete (<text:span text:style-name="T34">not need name variable)</text:span></text:p>
      <text:p text:style-name="P8">Sleep</text:p>
      <text:p text:style-name="P27"><text:tab/>time_sleep</text:p>
      <text:p text:style-name="P27"/>
      <text:p text:style-name="P27">ex:</text:p>
      <text:p text:style-name="P27"><text:soft-page-break/>(name:S1|time_out:-1|mode:sleep|<text:a xlink:type="simple" xlink:href="data:~time_sleep=1" text:style-name="Internet_20_link" text:visited-style-name="Visited_20_Internet_20_Link">data:~time_sleep=1</text:a>~)</text:p>
      <text:p text:style-name="P27"/>
      <text:p text:style-name="P27"/>
      <text:p text:style-name="P27"/>
      <text:p text:style-name="P27"/>
      <text:p text:style-name="P9">Break</text:p>
      <text:p text:style-name="P27"/>
      <text:p text:style-name="P33"><text:span text:style-name="T31">ex: (name:</text:span><text:span text:style-name="T30">break</text:span><text:span text:style-name="T31">|time_out:-1|mode:</text:span><text:span text:style-name="T30">break</text:span><text:span text:style-name="T31">|</text:span><text:a xlink:type="simple" xlink:href="data:~time_sleep=1" text:style-name="Internet_20_link" text:visited-style-name="Visited_20_Internet_20_Link"><text:span text:style-name="T31">data:~</text:span></text:a><text:span text:style-name="T31">~)</text:span></text:p>
      <text:p text:style-name="P27"/>
      <text:p text:style-name="P27"/>
      <text:p text:style-name="P28"><text:span text:style-name="T3">Multiple</text:span><text:span text:style-name="T1"> LOW </text:span><text:span text:style-name="T3">Step</text:span><text:span text:style-name="T1"> </text:span><text:span text:style-name="T2">(</text:span><text:span text:style-name="T3">M</text:span><text:span text:style-name="T2">ultiple</text:span><text:span text:style-name="T3"> </text:span><text:span text:style-name="T2">Step I)</text:span></text:p>
      <text:p text:style-name="P30"/>
      <text:p text:style-name="P29"><text:span text:style-name="T29">(</text:span><text:span text:style-name="T28">A</text:span><text:span text:style-name="T29">)(B)(C)</text:span><text:span text:style-name="T28">…</text:span><text:span text:style-name="T29">(D)</text:span></text:p>
      <text:p text:style-name="P31"><text:tab/><text:tab/>A,B,C,D is step_I create by user.</text:p>
      <text:p text:style-name="P32">ex:</text:p>
      <text:p text:style-name="P32">(name:R_90|time_out:-1|mode:marker|data:~marker_type=none_marker_angle~~off_set_angle=90~~sx1=0.01~~sx2=0.01~~sy1=0.03~~sy2=0.03~)(name:Basic|time_out:-1|mode:sound|data:~music_start=1~~music_mode=3~)(name:HS20_CM1b_II|time_out:-1|mode:position|data:~x=63.16~~y=-0.16~~z=-0.7009092643~~w=0.7132504492~~mode=normal~)(name:Buzzer2|time_out:-1|mode:sound|data:~music_start=1~~music_mode=2~)(name:R_a60|time_out:-1|mode:marker|data:~marker_type=none_marker_angle~~off_set_angle=-60~~sx1=0.03~~sx2=0.03~~sy1=0.03~~sy2=0.03~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33:53.113694573</meta:creation-date>
    <dc:date>2023-10-06T08:27:23.280237036</dc:date>
    <meta:editing-duration>PT38M14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4" meta:paragraph-count="122" meta:word-count="416" meta:character-count="4193" meta:non-whitespace-character-count="3797"/>
  </office:meta>
</office:document-meta>
</file>